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ext-properties fo:color="#ff0000"/>
    </style:style>
  </office:automatic-styles>
  <office:body>
    <office:spreadsheet>
      <table:table table:name="Monthly Payment Calculator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>
            <text:p>Monthly Payment Calculator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currency" office:currency="USD" office:value="10000">
            <text:p>$10,000.00</text:p>
          </table:table-cell>
          <table:table-cell office:value-type="string">
            <text:p><text:s/>= Loan Amount in $'s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= Interest Rate in %/year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<text:s/>= Number of Month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7]/12/100" office:value-type="float" office:value="0.01">
            <text:p>0.01</text:p>
          </table:table-cell>
          <table:table-cell office:value-type="string">
            <text:p><text:s/>= Interest Rate/month</text:p>
          </table:table-cell>
          <table:table-cell/>
        </table:table-row>
        <table:table-row table:style-name="ro1">
          <table:table-cell/>
          <table:table-cell table:formula="of:=(1+[.B10])^[.B8]" office:value-type="float" office:value="1.43076878359158">
            <text:p>1.4307687836</text:p>
          </table:table-cell>
          <table:table-cell office:value-type="string">
            <text:p><text:s/>= Intermediate Calculation (1+i)^n</text:p>
          </table:table-cell>
          <table:table-cell/>
        </table:table-row>
        <table:table-row table:style-name="ro1">
          <table:table-cell/>
          <table:table-cell table:formula="of:=[.B10]*[.B11]/([.B11]-1)*[.B6]" office:value-type="currency" office:currency="USD" office:value="332.143098128512">
            <text:p>$332.14</text:p>
          </table:table-cell>
          <table:table-cell office:value-type="string">
            <text:p><text:s/>= Monthly Payment in $'s <text:s/>L*i*temp/(temp-1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table:formula="of:=[.B12]*[.B8]" office:value-type="currency" office:currency="USD" office:value="11957.1515326264">
            <text:p>$11,957.15</text:p>
          </table:table-cell>
          <table:table-cell table:style-name="ce3" office:value-type="string">
            <text:p><text:s/>= Total Paid $'s <text:s text:c="2"/>Book is wrong</text:p>
          </table:table-cell>
          <table:table-cell table:style-name="ce3"/>
        </table:table-row>
        <table:table-row table:style-name="ro1">
          <table:table-cell/>
          <table:table-cell table:style-name="ce2" table:formula="of:=332.14*36" office:value-type="currency" office:currency="USD" office:value="11957.04">
            <text:p>$11,957.04</text:p>
          </table:table-cell>
          <table:table-cell office:value-type="string">
            <text:p><text:s/>= Correct Total Pa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15]-[.B6]" office:value-type="currency" office:currency="USD" office:value="1957.04">
            <text:p>$1,957.04</text:p>
          </table:table-cell>
          <table:table-cell office:value-type="string">
            <text:p><text:s/>= Interest Paid $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9/19/2017</text:date>, <text:time>12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19T11:39:01.16</meta:creation-date>
    <dc:date>2017-09-19T12:41:55.97</dc:date>
    <dc:creator>RCC RCCD</dc:creator>
    <meta:editing-duration>PT1H2M57S</meta:editing-duration>
    <meta:editing-cycles>2</meta:editing-cycles>
    <meta:generator>OpenOffice/4.1.3$Win32 OpenOffice.org_project/413m1$Build-9783</meta:generator>
    <meta:document-statistic meta:table-count="1" meta:cell-count="19" meta:object-count="0"/>
  </office:meta>
</office:document-meta>
</file>